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文泉驛微米黑" svg:font-family="文泉驛微米黑" style:font-family-generic="system" style:font-pitch="variable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anumMyeongjo" svg:font-family="NanumMyeongjo" style:font-family-generic="system" style:font-pitch="variable"/>
    <style:font-face style:name="DFKai-SB" svg:font-family="DFKai-SB" style:font-family-generic="script" style:font-pitch="fixed" svg:panose-1="3 0 5 9 0 0 0 0 0 0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NanumMyeongjo" style:font-name-asian="DFKai-SB" fo:font-weight="bold" style:font-weight-asian="bold" style:letter-kerning="false" fo:font-size="18pt" style:font-size-asian="18pt" style:font-size-complex="18pt"/>
    </style:style>
    <style:style style:name="P3" style:parent-style-name="Standard" style:family="paragraph">
      <style:paragraph-properties fo:text-align="end"/>
      <style:text-properties style:font-name="NanumMyeongjo" style:font-name-asian="DFKai-SB" style:letter-kerning="false" fo:font-size="14pt" style:font-size-asian="14pt" style:font-size-complex="14pt"/>
    </style:style>
    <style:style style:name="P4" style:parent-style-name="Standard" style:family="paragraph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5" style:parent-style-name="Standard" style:family="paragraph">
      <style:text-properties style:font-name="NanumMyeongjo" style:font-name-asian="DFKai-SB" style:font-weight-complex="bold" style:letter-kerning="false" fo:font-size="14pt" style:font-size-asian="14pt" style:font-size-complex="14pt" style:language-complex="he" style:country-complex="IL"/>
    </style:style>
    <style:style style:name="TableColumn7" style:family="table-column">
      <style:table-column-properties style:column-width="5.0555in"/>
    </style:style>
    <style:style style:name="TableColumn8" style:family="table-column">
      <style:table-column-properties style:column-width="5.0555in"/>
    </style:style>
    <style:style style:name="Table6" style:family="table">
      <style:table-properties style:width="10.111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/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/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</style:style>
    <style:style style:name="T1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ar" style:country-complex="SA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2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ar" style:country-complex="SA"/>
    </style:style>
    <style:style style:name="P21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2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3" style:parent-style-name="Standard" style:family="paragraph">
      <style:paragraph-properties fo:break-before="page"/>
    </style:style>
    <style:style style:name="T24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25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3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6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3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9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4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41" style:parent-style-name="Standard" style:list-style-name="LFO1" style:family="paragraph"/>
    <style:style style:name="T4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3" style:parent-style-name="DefaultParagraphFont" style:family="text">
      <style:text-properties style:font-name="NanumMyeongjo" style:font-name-asian="DFKai-SB" style:letter-kerning="false" style:text-position="sub 64.2%" fo:font-size="14pt" style:font-size-asian="14pt" style:font-size-complex="14pt" style:language-complex="he" style:country-complex="IL"/>
    </style:style>
    <style:style style:name="T4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5" style:parent-style-name="DefaultParagraphFont" style:family="text">
      <style:text-properties style:font-name="Times New Roman" style:font-name-asian="DFKai-SB" style:font-name-complex="Times New Roman" style:letter-kerning="false" fo:font-size="14pt" style:font-size-asian="14pt" style:font-size-complex="14pt" style:language-complex="he" style:country-complex="IL"/>
    </style:style>
    <style:style style:name="T4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7" style:parent-style-name="DefaultParagraphFont" style:family="text">
      <style:text-properties style:font-name="Times New Roman" style:font-name-asian="DFKai-SB" style:font-name-complex="Times New Roman" style:letter-kerning="false" fo:font-size="14pt" style:font-size-asian="14pt" style:font-size-complex="14pt" style:language-complex="he" style:country-complex="IL"/>
    </style:style>
    <style:style style:name="T4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49" style:parent-style-name="Standard" style:list-style-name="LFO1" style:family="paragraph"/>
    <style:style style:name="T5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62" style:parent-style-name="Standard" style:list-style-name="LFO1" style:family="paragraph"/>
    <style:style style:name="T6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68" style:parent-style-name="Standard" style:list-style-name="LFO1" style:family="paragraph"/>
    <style:style style:name="T6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7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7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7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7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80" style:parent-style-name="Standard" style:list-style-name="LFO1" style:family="paragraph"/>
    <style:style style:name="T8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8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85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8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8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90" style:parent-style-name="Standard" style:list-style-name="LFO1" style:family="paragraph"/>
    <style:style style:name="T9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9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9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96" style:parent-style-name="Standard" style:list-style-name="LFO1" style:family="paragraph"/>
    <style:style style:name="T9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9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05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10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07" style:parent-style-name="Standard" style:list-style-name="LFO1" style:family="paragraph"/>
    <style:style style:name="T10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1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1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13" style:parent-style-name="Standard" style:list-style-name="LFO1" style:family="paragraph"/>
    <style:style style:name="T11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5" style:parent-style-name="DefaultParagraphFont" style:family="text">
      <style:text-properties style:font-name="NanumMyeongjo" style:font-name-asian="DFKai-SB" style:letter-kerning="false" style:text-position="sub 64.2%" fo:font-size="14pt" style:font-size-asian="14pt" style:font-size-complex="14pt" style:language-complex="he" style:country-complex="IL"/>
    </style:style>
    <style:style style:name="T11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17" style:parent-style-name="Standard" style:list-style-name="LFO1" style:family="paragraph"/>
    <style:style style:name="T11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2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2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23" style:parent-style-name="Standard" style:list-style-name="LFO1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24" style:parent-style-name="Standard" style:list-style-name="LFO1" style:family="paragraph"/>
    <style:style style:name="T12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2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3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46" style:parent-style-name="Standard" style:list-style-name="LFO1" style:family="paragraph"/>
    <style:style style:name="T14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4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5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5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6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6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62" style:parent-style-name="Standard" style:list-style-name="LFO1" style:family="paragraph"/>
    <style:style style:name="T16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6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6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6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6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6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6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7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8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8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82" style:parent-style-name="Standard" style:list-style-name="LFO1" style:family="paragraph"/>
    <style:style style:name="T18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8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8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8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8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8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8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9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9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97" style:parent-style-name="Standard" style:list-style-name="LFO1" style:family="paragraph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P198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99" style:parent-style-name="Standard" style:family="paragraph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200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01" style:parent-style-name="Standard" style:family="paragraph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202" style:parent-style-name="Standard" style:list-style-name="LFO2" style:family="paragraph"/>
    <style:style style:name="T20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06" style:parent-style-name="Standard" style:list-style-name="LFO2" style:family="paragraph"/>
    <style:style style:name="T20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8" style:parent-style-name="DefaultParagraphFont" style:family="text">
      <style:text-properties style:font-name="Courier New" style:font-name-asian="DFKai-SB" style:letter-kerning="false" fo:font-size="14pt" style:font-size-asian="14pt" style:font-size-complex="14pt" fo:background-color="#E6E6E6" style:language-complex="he" style:country-complex="IL"/>
    </style:style>
    <style:style style:name="T20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10" style:parent-style-name="Standard" style:list-style-name="LFO2" style:family="paragraph"/>
    <style:style style:name="T21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Computer Organization Lab 1</text:span></text:p>
      <text:p text:style-name="P3">0113110 Po-han Chen, 0316213 Yu-wen Pwu</text:p>
      <text:p text:style-name="P4">Architecture Diagram</text:p>
      <text:p text:style-name="P5">We’ve implemented the ALU accordingly. (ie. We haven’t changed the architectures specified in<text:s/>the HW document.)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alu_single (1 bit)</text:p>
          </table:table-cell>
          <table:table-cell table:style-name="TableCell12">
            <text:p text:style-name="P13">alu (32 bit)</text:p>
          </table:table-cell>
        </table:table-row>
        <table:table-row table:style-name="TableRow14">
          <table:table-cell table:style-name="TableCell15">
            <text:p text:style-name="P16"><text:span text:style-name="T17"><draw:frame draw:style-name="a0" draw:name="Picture 2" text:anchor-type="as-char" svg:x="0in" svg:y="0in" svg:width="4.78521in" svg:height="3.47867in" style:rel-width="scale" style:rel-height="scale"><draw:image xlink:href="media/image1.emf" xlink:type="simple" xlink:show="embed" xlink:actuate="onLoad"/><svg:title/><svg:desc/></draw:frame></text:span></text:p>
          </table:table-cell>
          <table:table-cell table:style-name="TableCell18">
            <text:p text:style-name="P19"><text:span text:style-name="T20"><draw:frame draw:style-name="a1" draw:name="Picture 1" text:anchor-type="as-char" svg:x="0in" svg:y="0in" svg:width="2.48919in" svg:height="3.88788in" style:rel-width="scale" style:rel-height="scale"><draw:image xlink:href="media/image2.emf" xlink:type="simple" xlink:show="embed" xlink:actuate="onLoad"/><svg:title/><svg:desc/></draw:frame></text:span></text:p>
          </table:table-cell>
        </table:table-row>
      </table:table>
      <text:p text:style-name="P21"/>
      <text:p text:style-name="P22">For the final result, please refer to the appendix at the end of the report.</text:p>
      <text:soft-page-break/>
      <text:p text:style-name="P23"><text:span text:style-name="T24">Detailed Description of the Implementation</text:span></text:p>
      <text:p text:style-name="P25">We have designed a 32-bit ALU that supports common arithmetic operations including: And, Or, Add, Subtraction, Nor, Nand and Comparisons (Set less than, Set greater than, Set less or equal, Set greater or equal, Set equal, Set not equal).</text:p>
      <text:p text:style-name="Standard"><text:span text:style-name="T26">The design</text:span><text:span text:style-name="T27"><text:s/>is composed of 32 1-bit ALUs<text:s/></text:span><text:span text:style-name="T28">inter</text:span><text:span text:style-name="T29">connected<text:s/></text:span><text:span text:style-name="T30">sequentially.<text:s/></text:span><text:span text:style-name="T31">Let’s denote the ALU for the LSB (least significant bit) by<text:s/></text:span><text:span text:style-name="T32">ALU</text:span><text:span text:style-name="T33">0</text:span><text:span text:style-name="T34">, the ALU for the second LSB by<text:s/></text:span><text:span text:style-name="T35">ALU</text:span><text:span text:style-name="T36">1</text:span><text:span text:style-name="T37"><text:s/>and all the way to the ALU for the MSB (most significant bit) by<text:s/></text:span><text:span text:style-name="T38">ALU</text:span><text:span text:style-name="T39">31</text:span><text:span text:style-name="T40">.</text:span></text:p>
      <text:list text:style-name="LFO1" text:continue-numbering="true">
        <text:list-item>
          <text:p text:style-name="P41"><text:span text:style-name="T42">For ALU</text:span><text:span text:style-name="T43">i,<text:s/></text:span><text:span text:style-name="T44">where 1<text:s/></text:span><text:span text:style-name="T45">≤</text:span><text:span text:style-name="T46"><text:s/>i<text:s/></text:span><text:span text:style-name="T47">≤</text:span><text:span text:style-name="T48"><text:s/>31:</text:span></text:p>
          <text:list text:continue-numbering="true">
            <text:list-item>
              <text:p text:style-name="P49"><text:span text:style-name="T50">(Input)<text:s/></text:span><text:span text:style-name="T51">src1</text:span><text:span text:style-name="T52"><text:s/>and<text:s/></text:span><text:span text:style-name="T53">src2</text:span><text:span text:style-name="T54">, the 2<text:s/></text:span><text:span text:style-name="T55">single-bit<text:s/></text:span><text:span text:style-name="T56">input numbers, are connected to<text:s/></text:span><text:span text:style-name="T57">src1[i]</text:span><text:span text:style-name="T58"><text:s/>and<text:s/></text:span><text:span text:style-name="T59">src2[i]</text:span><text:span text:style-name="T60"><text:s/>respectively</text:span><text:span text:style-name="T61">.</text:span></text:p>
            </text:list-item>
            <text:list-item>
              <text:p text:style-name="P62"><text:span text:style-name="T63">(Input)<text:s/></text:span><text:span text:style-name="T64">less</text:span><text:span text:style-name="T65">, the input for the comparison signals,</text:span><text:span text:style-name="T66"><text:s/>is connected to 0 (constant)</text:span><text:span text:style-name="T67">.</text:span></text:p>
            </text:list-item>
            <text:list-item>
              <text:p text:style-name="P68"><text:span text:style-name="T69">(Input)<text:s/></text:span><text:span text:style-name="T70">src1_invert</text:span><text:span text:style-name="T71"><text:s/>and<text:s/></text:span><text:span text:style-name="T72">src2_invert</text:span><text:span text:style-name="T73">, indicating whether the input bit should be flipped,</text:span><text:span text:style-name="T74"><text:s/>are connected to<text:s/></text:span><text:span text:style-name="T75">src1_invert</text:span><text:span text:style-name="T76"><text:s/>and<text:s/></text:span><text:span text:style-name="T77">src2_invert</text:span><text:span text:style-name="T78"><text:s/>respectively</text:span><text:span text:style-name="T79">.</text:span></text:p>
            </text:list-item>
            <text:list-item>
              <text:p text:style-name="P80"><text:span text:style-name="T81">(Input)<text:s/></text:span><text:span text:style-name="T82">cin</text:span><text:span text:style-name="T83">, the carry-in for this<text:s/></text:span><text:span text:style-name="T84">ALU</text:span><text:span text:style-name="T85">i</text:span><text:span text:style-name="T86">,</text:span><text:span text:style-name="T87"><text:s/>is connected to<text:s/></text:span><text:span text:style-name="T88">cin[i]</text:span><text:span text:style-name="T89">.</text:span></text:p>
            </text:list-item>
            <text:list-item>
              <text:p text:style-name="P90"><text:span text:style-name="T91">(Input)<text:s/></text:span><text:span text:style-name="T92">operation</text:span><text:span text:style-name="T93">, indicating the type of arithmetic operation to be carried out, is connected to<text:s/></text:span><text:span text:style-name="T94">operation</text:span><text:span text:style-name="T95">.</text:span></text:p>
            </text:list-item>
            <text:list-item>
              <text:p text:style-name="P96"><text:span text:style-name="T97">(Output)<text:s/></text:span><text:span text:style-name="T98">result</text:span><text:span text:style-name="T99"><text:s/>is the</text:span><text:span text:style-name="T100"><text:s/>calculated</text:span><text:span text:style-name="T101"><text:s/>result<text:s/></text:span><text:span text:style-name="T102">of</text:span><text:span text:style-name="T103"><text:s/></text:span><text:span text:style-name="T104">ALU</text:span><text:span text:style-name="T105">i</text:span><text:span text:style-name="T106">.</text:span></text:p>
            </text:list-item>
            <text:list-item>
              <text:p text:style-name="P107"><text:span text:style-name="T108">(Output)<text:s/></text:span><text:span text:style-name="T109">cout</text:span><text:span text:style-name="T110">, the carry-out for bit i, connects with the carry-in for the next bit (ie.<text:s/></text:span><text:span text:style-name="T111">cin[i + 1]</text:span><text:span text:style-name="T112">).</text:span></text:p>
            </text:list-item>
          </text:list>
        </text:list-item>
        <text:list-item>
          <text:p text:style-name="P113"><text:span text:style-name="T114">For ALU</text:span><text:span text:style-name="T115">0</text:span><text:span text:style-name="T116">, everything is the same except that:</text:span></text:p>
          <text:list text:continue-numbering="true">
            <text:list-item>
              <text:p text:style-name="P117"><text:span text:style-name="T118">(Input)<text:s/></text:span><text:span text:style-name="T119">less</text:span><text:span text:style-name="T120">, the input for the comparison signals, is connected to<text:s/></text:span><text:span text:style-name="T121">less</text:span><text:span text:style-name="T122">.</text:span></text:p>
            </text:list-item>
          </text:list>
        </text:list-item>
        <text:list-item>
          <text:p text:style-name="P123">Regarding the connections outside the 1-bit ALUs, we considered<text:s/>them reversely<text:s/>during implementation:</text:p>
          <text:soft-page-break/>
          <text:list text:continue-numbering="true">
            <text:list-item>
              <text:p text:style-name="P124"><text:span text:style-name="T125">cin[0]</text:span><text:span text:style-name="T126">, the carry-in for the LSB</text:span><text:span text:style-name="T127">,</text:span><text:span text:style-name="T128"><text:s/></text:span><text:span text:style-name="T129">is</text:span><text:span text:style-name="T130">:</text:span><text:span text:style-name="T131"><text:line-break/>1, if</text:span><text:span text:style-name="T132"><text:s/></text:span><text:span text:style-name="T133">ALU_control</text:span><text:span text:style-name="T134"><text:s/>is 4’b0110</text:span><text:span text:style-name="T135"><text:s/>(Subtrac</text:span><text:span text:style-name="T136">t</text:span><text:span text:style-name="T137">) or</text:span><text:span text:style-name="T138"><text:s/>4’</text:span><text:span text:style-name="T139">b0111 (Compar</text:span><text:span text:style-name="T140">e</text:span><text:span text:style-name="T141">)</text:span><text:span text:style-name="T142"><text:line-break/></text:span><text:span text:style-name="T143">0</text:span><text:span text:style-name="T144">,</text:span><text:span text:style-name="T145"><text:s/>otherwise.</text:span></text:p>
            </text:list-item>
            <text:list-item>
              <text:p text:style-name="P146"><text:span text:style-name="T147">src1_invert</text:span><text:span text:style-name="T148">, indicating whether<text:s/></text:span><text:span text:style-name="T149">src1</text:span><text:span text:style-name="T150"><text:s/>should be inverted, is</text:span><text:span text:style-name="T151">:</text:span><text:span text:style-name="T152"><text:line-break/></text:span><text:span text:style-name="T153">1</text:span><text:span text:style-name="T154">,</text:span><text:span text:style-name="T155"><text:s/></text:span><text:span text:style-name="T156">if</text:span><text:span text:style-name="T157"><text:s/></text:span><text:span text:style-name="T158">ALU_control</text:span><text:span text:style-name="T159"><text:s/>is 4’b1100 (Nor) or 4’b1101 (Nand)</text:span><text:span text:style-name="T160"><text:line-break/>0, otherwise</text:span><text:span text:style-name="T161">.</text:span></text:p>
            </text:list-item>
            <text:list-item>
              <text:p text:style-name="P162"><text:span text:style-name="T163">src2_invert</text:span><text:span text:style-name="T164">, indicating whether<text:s/></text:span><text:span text:style-name="T165">src2</text:span><text:span text:style-name="T166"><text:s/>should be inverted, is</text:span><text:span text:style-name="T167">:</text:span><text:span text:style-name="T168"><text:line-break/></text:span><text:span text:style-name="T169">1</text:span><text:span text:style-name="T170">,<text:s/></text:span><text:span text:style-name="T171"><text:s/></text:span><text:span text:style-name="T172">if</text:span><text:span text:style-name="T173"><text:s/></text:span><text:span text:style-name="T174">ALU_control</text:span><text:span text:style-name="T175"><text:s/>is 4’b1100 (Nor), 4’b1101 (Nand), 4’b0110 (S</text:span><text:span text:style-name="T176">ubtract</text:span><text:span text:style-name="T177">) or 4’b0111 (Compar</text:span><text:span text:style-name="T178">e</text:span><text:span text:style-name="T179">)</text:span><text:span text:style-name="T180"><text:line-break/>0, otherwise</text:span><text:span text:style-name="T181">.</text:span></text:p>
            </text:list-item>
            <text:list-item>
              <text:p text:style-name="P182"><text:span text:style-name="T183">operation</text:span><text:span text:style-name="T184"><text:s/>is</text:span><text:span text:style-name="T185">:</text:span><text:span text:style-name="T186"><text:line-break/></text:span><text:span text:style-name="T187">2’b00, if<text:s/></text:span><text:span text:style-name="T188">ALU_control</text:span><text:span text:style-name="T189"><text:s/>is 4’b0000 (And) or 4’b1100 (Nor)</text:span><text:span text:style-name="T190"><text:line-break/>2’b01, if<text:s/></text:span><text:span text:style-name="T191">ALU_control</text:span><text:span text:style-name="T192"><text:s/>is 4’b0001 (Or) or 4’b1101 (Nand)</text:span><text:span text:style-name="T193"><text:line-break/>2’b10, if<text:s/></text:span><text:span text:style-name="T194">ALU_control</text:span><text:span text:style-name="T195"><text:s/>is 4’b0010 (Add) or 4’b0110 (Subtract)</text:span><text:span text:style-name="T196"><text:line-break/>2’b11, otherwise.</text:span></text:p>
            </text:list-item>
            <text:list-item>
              <text:p text:style-name="P197"/>
            </text:list-item>
          </text:list>
        </text:list-item>
      </text:list>
      <text:p text:style-name="P198"/>
      <text:p text:style-name="P199">Problems Encountered and Solutions</text:p>
      <text:p text:style-name="P200"/>
      <text:p text:style-name="P201">Lesson Learned (If Any)</text:p>
      <text:list text:style-name="LFO2" text:continue-numbering="true">
        <text:list-item>
          <text:p text:style-name="P202"><text:span text:style-name="T203">肝毋好，人生係黑白的；</text:span><text:span text:style-name="T204"><text:line-break/></text:span><text:span text:style-name="T205">肝若好，作業係空白的。</text:span></text:p>
        </text:list-item>
        <text:list-item>
          <text:p text:style-name="P206"><text:span text:style-name="T207">Verilog 2001 added the<text:s/></text:span><text:span text:style-name="T208">generate</text:span><text:span text:style-name="T209"><text:s/>block, which is very handy to instantiate an abundance of modules.</text:span></text:p>
        </text:list-item>
        <text:list-item>
          <text:p text:style-name="P210"><text:span text:style-name="T211">Xilinx Vivado Design Suite is much more powerful than its legacy EDA tool – Xilinx ISE Design Suit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文泉驛微米黑" svg:font-family="文泉驛微米黑" style:font-family-generic="system" style:font-pitch="variable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anumMyeongjo" svg:font-family="NanumMyeongjo" style:font-family-generic="system" style:font-pitch="variable"/>
    <style:font-face style:name="DFKai-SB" svg:font-family="DFKai-SB" style:font-family-generic="script" style:font-pitch="fixed" svg:panose-1="3 0 5 9 0 0 0 0 0 0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文泉驛微米黑" style:font-name-complex="Droid Sans Fallback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375in" fo:line-height="110%"/>
      <style:text-properties style:font-name="文泉驛微米黑" style:font-name-complex="文泉驛微米黑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Droid Sans Fallback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Droid Sans Fallback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Droid Sans Fallback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Fallbac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nishan</meta:initial-creator>
    <dc:creator>lnishan</dc:creator>
    <meta:creation-date>2016-03-16T09:53:00Z</meta:creation-date>
    <dc:date>2016-03-16T11:03:00Z</dc:date>
    <meta:template xlink:href="Normal.dotm" xlink:type="simple"/>
    <meta:editing-cycles>3</meta:editing-cycles>
    <meta:editing-duration>PT4200S</meta:editing-duration>
    <meta:document-statistic meta:page-count="4" meta:paragraph-count="5" meta:word-count="395" meta:character-count="2648" meta:row-count="18" meta:non-whitespace-character-count="2258"/>
  </office:meta>
</office:document-meta>
</file>